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 Plex Mono" svg:font-family="'IBM Plex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33332d" style:font-name="IBM Plex Mono" fo:font-size="13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0.4: uusi muistiinpano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 Plex Mono" svg:font-family="'IBM Plex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 </meta:initial-creator>
    <meta:creation-date>2022-07-14T20:05:50.59</meta:creation-date>
    <meta:document-statistic meta:table-count="0" meta:image-count="0" meta:object-count="0" meta:page-count="1" meta:paragraph-count="1" meta:word-count="3" meta:character-count="22"/>
    <dc:date>2022-07-14T20:06:14.33</dc:date>
    <dc:creator>Pete </dc:creator>
    <meta:editing-duration>PT24S</meta:editing-duration>
    <meta:editing-cycles>1</meta:editing-cycles>
    <meta:generator>OpenOffice/4.1.7$Win32 OpenOffice.org_project/417m1$Build-9800</meta:generator>
  </office:meta>
</office:document-meta>
</file>